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text-align="center" style:justify-single-word="false" fo:break-before="auto" fo:break-after="auto"/>
    </style:style>
    <style:style style:name="P3" style:family="paragraph" style:parent-style-name="Standard">
      <style:paragraph-properties fo:break-before="auto" fo:break-after="auto"/>
      <style:text-properties fo:font-size="12pt" style:font-size-asian="12pt" style:font-size-complex="12pt"/>
    </style:style>
    <style:style style:name="P4" style:family="paragraph" style:parent-style-name="Heading_20_1">
      <style:paragraph-properties fo:text-align="center" style:justify-single-word="false" fo:break-before="auto" fo:break-after="auto"/>
    </style:style>
    <style:style style:name="P5" style:family="paragraph" style:parent-style-name="Heading_20_1" style:master-page-name="Standard">
      <style:paragraph-properties style:page-number="1" fo:break-before="auto" fo:break-after="auto"/>
    </style:style>
    <style:style style:name="P6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font-size="16pt" fo:font-weight="bold" style:font-size-asian="16pt" style:font-weight-asian="bold" style:font-size-complex="16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fo:background-color="#ea9999" loext:char-shading-value="0" style:font-size-asian="12pt" style:font-size-complex="12pt"/>
    </style:style>
    <style:style style:name="T7" style:family="text">
      <style:text-properties fo:font-weight="bold" style:font-weight-asian="bold"/>
    </style:style>
    <style:style style:name="T8" style:family="text">
      <style:text-properties fo:color="#161a23" fo:font-size="11.5pt" style:font-size-asian="11.5pt" style:font-size-complex="11.5pt"/>
    </style:style>
    <style:style style:name="T9" style:family="text">
      <style:text-properties fo:color="#337ab7" fo:font-size="11.5pt" style:font-size-asian="11.5pt" style:font-size-complex="11.5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h7aphlynyxlt"/><draw:rect text:anchor-type="as-char" style:rel-width="100%" draw:z-index="0" draw:style-name="gr1" draw:text-style-name="P6" svg:width="0.0012in" svg:height="0.0213in"><text:p/></draw:rect></text:p>
      <text:p text:style-name="P4"><text:bookmark text:name="_62c5mtl6u83e"/>ДОМАШНЕЕ ЗАДАНИЕ<text:line-break/><text:span text:style-name="T1">Типы хранения данных </text:span></text:p>
      <text:p text:style-name="P2"><draw:rect text:anchor-type="as-char" style:rel-width="100%" draw:z-index="1" draw:style-name="gr1" draw:text-style-name="P6" svg:width="0.0012in" svg:height="0.0213in"><text:p/></draw:rect></text:p>
      <text:p text:style-name="P4"><text:bookmark text:name="_1eiu0ahjf4xd"/><text:span text:style-name="T3">PRO</text:span></text:p>
      <text:p text:style-name="Heading_20_1"><text:bookmark text:name="_pqp2mnbh25x0"/>Задание 1</text:p>
      <text:p text:style-name="P1"><text:span text:style-name="T4">В Хэш таблицу собираются добавить следующие ключи:</text:span></text:p>
      <text:p text:style-name="P1"><text:span text:style-name="T4">‘abdfg’, ‘acbfg’,’grace’,’fbgad’,’ccabfg’ между какими ключами может возникнуть коллизия, если алгоритм хэширования выглядит следующим образом:</text:span></text:p>
      <text:p text:style-name="P1"><text:span text:style-name="T4">отсортированные символы в ключе. </text:span></text:p>
      <text:p text:style-name="P3"/>
      <text:p text:style-name="P1"><text:span text:style-name="T5">Ответ:</text:span></text:p>
      <text:p text:style-name="P1"><text:span text:style-name="T4">Для определения, между какими ключами может возникнуть коллизия при использовании данного алгоритма хэширования, мы должны вычислить хэш каждого ключа и найти совпадения хэшей. В данном случае, алгоритм хэширования основан на отсортированных символах в ключе.</text:span></text:p>
      <text:p text:style-name="P3"/>
      <text:p text:style-name="P1"><text:span text:style-name="T4">Рассмотрим каждый ключ и его хэш:</text:span></text:p>
      <text:p text:style-name="P3"/>
      <text:p text:style-name="P1"><text:span text:style-name="T6">Ключ 'abdfg'</text:span><text:span text:style-name="T4">:</text:span></text:p>
      <text:p text:style-name="P1"><text:span text:style-name="T4">Хэш: 'abdfg' (символы уже отсортированы)</text:span></text:p>
      <text:p text:style-name="P3"/>
      <text:p text:style-name="P1"><text:span text:style-name="T4">Ключ 'acbfg':</text:span></text:p>
      <text:p text:style-name="P1"><text:span text:style-name="T4">Хэш: 'abcfg' (символы уже отсортированы)</text:span></text:p>
      <text:p text:style-name="P3"/>
      <text:p text:style-name="P1"><text:soft-page-break/><text:span text:style-name="T4">Ключ 'grace':</text:span></text:p>
      <text:p text:style-name="P1"><text:span text:style-name="T4">Хэш: 'acegr' (символы уже отсортированы)</text:span></text:p>
      <text:p text:style-name="P3"/>
      <text:p text:style-name="P1"><text:span text:style-name="T6">Ключ 'fbgad'</text:span><text:span text:style-name="T4">:</text:span></text:p>
      <text:p text:style-name="P1"><text:span text:style-name="T4">Хэш: 'abdfg' (символы уже отсортированы)</text:span></text:p>
      <text:p text:style-name="P3"/>
      <text:p text:style-name="P1"><text:span text:style-name="T4">Ключ 'ccabfg':</text:span></text:p>
      <text:p text:style-name="P1"><text:span text:style-name="T4">Хэш: 'abccfg' (символы уже отсортированы)</text:span></text:p>
      <text:p text:style-name="P3"/>
      <text:p text:style-name="P1"><text:span text:style-name="T4">При сравнении полученных хэшей, мы видим, что между ключами 'abdfg' и 'fbgad' возникает коллизия, так как они имеют одинаковый хэш 'abdfg'. Таким образом, коллизии могут возникнуть между ключами 'abdfg' и 'fbgad'.</text:span></text:p>
      <text:p text:style-name="P3"/>
      <text:p text:style-name="P3"/>
      <text:p text:style-name="Heading_20_1"><text:bookmark text:name="_fttr28ffzeyk"/>Задание 2 </text:p>
      <text:p text:style-name="P1"><text:span text:style-name="T4">Используя Префиксное дерево реализуйте варианты дерева для следующих слов: «симфония», «симбиоз», «Симферополь», «Сим-карта», «синхрофазатрон» ,»Символизм» </text:span></text:p>
      <text:p text:style-name="P3"/>
      <text:p text:style-name="P1"><text:span text:style-name="T7">Ответ:</text:span></text:p>
      <text:p text:style-name="P1"/>
      <text:p text:style-name="P1"><text:s text:c="16"/>(root)</text:p>
      <text:p text:style-name="P1"><text:s text:c="20"/>|</text:p>
      <text:p text:style-name="P1"><text:s text:c="20"/>с</text:p>
      <text:p text:style-name="P1"><text:s text:c="6"/>_______|_______</text:p>
      <text:p text:style-name="P1"><text:soft-page-break/><text:s text:c="5"/>| <text:s text:c="8"/>| <text:s text:c="6"/>|</text:p>
      <text:p text:style-name="P1"><text:s text:c="5"/>и <text:s text:c="6"/>э <text:s text:c="6"/>ин</text:p>
      <text:p text:style-name="P1"><text:s text:c="5"/>| <text:s text:c="8"/>| <text:s text:c="6"/>|</text:p>
      <text:p text:style-name="P1"><text:s text:c="5"/>м <text:s text:c="6"/>м <text:s text:c="6"/>ф</text:p>
      <text:p text:style-name="P1"><text:s text:c="5"/>| <text:s text:c="8"/>| <text:s text:c="6"/>|</text:p>
      <text:p text:style-name="P1"><text:s text:c="5"/>ф <text:s text:c="6"/>п <text:s text:c="6"/>е</text:p>
      <text:p text:style-name="P1"><text:s text:c="5"/>| <text:s text:c="8"/>| <text:s text:c="6"/>|</text:p>
      <text:p text:style-name="P1"><text:s text:c="5"/>о <text:s text:c="6"/>и <text:s text:c="6"/>р</text:p>
      <text:p text:style-name="P1"><text:s text:c="5"/>| <text:s text:c="8"/>| <text:s text:c="6"/>|</text:p>
      <text:p text:style-name="P1"><text:s text:c="5"/>н <text:s text:c="6"/>о <text:s text:c="6"/>о</text:p>
      <text:p text:style-name="P1"><text:s text:c="5"/>| <text:s text:c="8"/>| <text:s text:c="6"/>|</text:p>
      <text:p text:style-name="P1"><text:s text:c="5"/>и <text:s text:c="6"/>з <text:s text:c="6"/>п</text:p>
      <text:p text:style-name="P1"><text:s text:c="5"/>| <text:s text:c="8"/>| <text:s text:c="6"/>|</text:p>
      <text:p text:style-name="P1"><text:s text:c="5"/>я <text:s text:c="6"/>м <text:s text:c="6"/>о</text:p>
      <text:p text:style-name="P1"><text:s text:c="5"/>| <text:s text:c="8"/>| <text:s text:c="6"/>|</text:p>
      <text:p text:style-name="P1"><text:s text:c="5"/>з <text:s text:c="6"/>- <text:s text:c="6"/>л</text:p>
      <text:p text:style-name="P1"><text:s text:c="5"/>| <text:s text:c="8"/>| <text:s text:c="6"/>|</text:p>
      <text:p text:style-name="P1"><text:s text:c="5"/>м <text:s text:c="6"/>к <text:s text:c="6"/>и</text:p>
      <text:p text:style-name="P1"><text:s text:c="5"/>| <text:s text:c="8"/>| <text:s text:c="6"/>|</text:p>
      <text:p text:style-name="P1"><text:s text:c="5"/>б <text:s text:c="6"/>а <text:s text:c="6"/>з</text:p>
      <text:p text:style-name="P1"><text:s text:c="5"/>| <text:s text:c="8"/>| <text:s text:c="6"/>|</text:p>
      <text:p text:style-name="P1"><text:soft-page-break/><text:s text:c="5"/>и <text:s text:c="6"/>р <text:s text:c="6"/>м</text:p>
      <text:p text:style-name="P1"><text:s text:c="5"/>| <text:s text:c="8"/>| <text:s text:c="6"/>|</text:p>
      <text:p text:style-name="P1"><text:s text:c="5"/>о <text:s text:c="6"/>т <text:s text:c="6"/>|</text:p>
      <text:p text:style-name="P1"><text:s text:c="5"/>| <text:s text:c="8"/>| <text:s text:c="6"/>|</text:p>
      <text:p text:style-name="P1"><text:s text:c="5"/>з <text:s text:c="6"/>р <text:s text:c="6"/>|</text:p>
      <text:p text:style-name="P1"><text:s text:c="5"/>| <text:s text:c="8"/>| <text:s text:c="6"/>|</text:p>
      <text:p text:style-name="P1"><text:s text:c="5"/>м <text:s text:c="6"/>о <text:s text:c="6"/>|</text:p>
      <text:p text:style-name="P1"><text:s text:c="5"/>| <text:s text:c="7"/>| <text:s text:c="6"/>|</text:p>
      <text:p text:style-name="P1"><text:s text:c="5"/>| <text:s text:c="6"/>л <text:s text:c="6"/>|</text:p>
      <text:p text:style-name="P1"><text:s text:c="5"/>| <text:s text:c="7"/>| <text:s text:c="6"/>|</text:p>
      <text:p text:style-name="P1"><text:s text:c="5"/>| <text:s text:c="6"/>и <text:s text:c="6"/>|</text:p>
      <text:p text:style-name="P1"><text:s text:c="5"/>| <text:s text:c="7"/>| <text:s text:c="6"/>|</text:p>
      <text:p text:style-name="P1"><text:s text:c="5"/>| <text:s text:c="6"/>з <text:s text:c="6"/>|</text:p>
      <text:p text:style-name="P1"><text:s text:c="5"/>| <text:s text:c="7"/>| <text:s text:c="6"/>|</text:p>
      <text:p text:style-name="P1"><text:s text:c="5"/>| <text:s text:c="6"/>м <text:s text:c="6"/>|</text:p>
      <text:p text:style-name="P1"><text:s text:c="5"/>| <text:s text:c="7"/>| <text:s text:c="6"/>|</text:p>
      <text:p text:style-name="P1"><text:s text:c="5"/>| <text:s text:c="6"/>а <text:s text:c="6"/>|</text:p>
      <text:p text:style-name="P1"><text:s text:c="5"/>| <text:s text:c="7"/>| <text:s text:c="6"/>|</text:p>
      <text:p text:style-name="P1"><text:s text:c="5"/>| <text:s text:c="6"/>т <text:s text:c="6"/>|</text:p>
      <text:p text:style-name="P1"><text:s text:c="5"/>| <text:s text:c="6"/>| <text:s text:c="6"/>|</text:p>
      <text:p text:style-name="P1"><text:s text:c="5"/>| <text:s text:c="6"/>р <text:s text:c="6"/>|</text:p>
      <text:p text:style-name="P1"><text:soft-page-break/><text:s text:c="5"/>| <text:s text:c="6"/>| <text:s text:c="6"/>|</text:p>
      <text:p text:style-name="P1"><text:s text:c="5"/>| <text:s text:c="6"/>о <text:s text:c="6"/>|</text:p>
      <text:p text:style-name="P1"><text:s text:c="5"/>| <text:s text:c="6"/>| <text:s text:c="6"/>|</text:p>
      <text:p text:style-name="P1"><text:s text:c="5"/>| <text:s text:c="6"/>н <text:s text:c="6"/>|</text:p>
      <text:p text:style-name="P1"><text:s text:c="5"/>| <text:s text:c="6"/>| <text:s text:c="6"/>|</text:p>
      <text:p text:style-name="P1"><text:s text:c="5"/>| <text:s text:c="6"/>с <text:s text:c="6"/>|</text:p>
      <text:p text:style-name="P1"><text:s text:c="5"/>| <text:s text:c="14"/>|</text:p>
      <text:p text:style-name="P1"><text:s text:c="5"/>| <text:s text:c="14"/>|</text:p>
      <text:p text:style-name="P1"><text:s text:c="5"/>| <text:s text:c="14"/>|</text:p>
      <text:p text:style-name="P1"><text:s text:c="5"/>м <text:s text:c="14"/>|</text:p>
      <text:p text:style-name="P1"><text:s text:c="5"/>| <text:s text:c="14"/>|</text:p>
      <text:p text:style-name="P1"><text:s text:c="5"/>ф <text:s text:c="14"/>|</text:p>
      <text:p text:style-name="P1"><text:s text:c="5"/>| <text:s text:c="14"/>|</text:p>
      <text:p text:style-name="P1"><text:s text:c="5"/>е <text:s text:c="14"/>|</text:p>
      <text:p text:style-name="P1"><text:s text:c="5"/>| <text:s text:c="14"/>|</text:p>
      <text:p text:style-name="P1"><text:s text:c="5"/>р <text:s text:c="14"/>|</text:p>
      <text:p text:style-name="P1"><text:s text:c="5"/>| <text:s text:c="14"/>|</text:p>
      <text:p text:style-name="P1"><text:s text:c="5"/>о <text:s text:c="14"/>|</text:p>
      <text:p text:style-name="P1"><text:s text:c="5"/>| <text:s text:c="14"/>|</text:p>
      <text:p text:style-name="P1"><text:s text:c="5"/>п <text:s text:c="14"/>|</text:p>
      <text:p text:style-name="P1"><text:s text:c="5"/>| <text:s text:c="14"/>|</text:p>
      <text:p text:style-name="P1"><text:soft-page-break/><text:s text:c="5"/>о <text:s text:c="14"/>|</text:p>
      <text:p text:style-name="P1"><text:s text:c="5"/>| <text:s text:c="14"/>|</text:p>
      <text:p text:style-name="P1"><text:s text:c="5"/>л <text:s text:c="14"/>|</text:p>
      <text:p text:style-name="P1"><text:s text:c="5"/>| <text:s text:c="14"/>|</text:p>
      <text:p text:style-name="P1"><text:s text:c="5"/>ь <text:s text:c="14"/>|</text:p>
      <text:p text:style-name="P1"><text:s text:c="5"/>| <text:s text:c="14"/>|</text:p>
      <text:p text:style-name="P1"><text:s text:c="5"/>с <text:s text:c="14"/>|</text:p>
      <text:p text:style-name="P1"><text:s text:c="5"/>| <text:s text:c="14"/>|</text:p>
      <text:p text:style-name="P1"><text:s text:c="5"/>и <text:s text:c="14"/>|</text:p>
      <text:p text:style-name="P1"><text:s text:c="5"/>| <text:s text:c="14"/>|</text:p>
      <text:p text:style-name="P1"><text:s text:c="5"/>м <text:s text:c="14"/>|</text:p>
      <text:p text:style-name="P1"><text:s text:c="5"/>| <text:s text:c="14"/>|</text:p>
      <text:p text:style-name="P1"><text:s text:c="5"/>б <text:s text:c="14"/>|</text:p>
      <text:p text:style-name="P1"><text:s text:c="5"/>| <text:s text:c="14"/>|</text:p>
      <text:p text:style-name="P1"><text:s text:c="5"/>о <text:s text:c="14"/>|</text:p>
      <text:p text:style-name="P1"><text:s text:c="5"/>| <text:s text:c="14"/>|</text:p>
      <text:p text:style-name="P1"><text:s text:c="5"/>л <text:s text:c="14"/>|</text:p>
      <text:p text:style-name="P1"><text:s text:c="5"/>| <text:s text:c="14"/>|</text:p>
      <text:p text:style-name="P1"><text:s text:c="5"/>и <text:s text:c="14"/>|</text:p>
      <text:p text:style-name="P1"><text:s text:c="5"/>| <text:s text:c="14"/>|</text:p>
      <text:p text:style-name="P1"><text:s text:c="5"/>з <text:s text:c="14"/>|</text:p>
      <text:p text:style-name="P1"><text:soft-page-break/><text:s text:c="5"/>| <text:s text:c="14"/>|</text:p>
      <text:p text:style-name="P1"><text:s text:c="5"/>м <text:s text:c="14"/>|</text:p>
      <text:p text:style-name="P1"/>
      <text:p text:style-name="P1"/>
      <text:p text:style-name="Heading_20_1"><text:bookmark text:name="_fcwegs602d5k"/>Разбор</text:p>
      <text:p text:style-name="Standard"><text:span text:style-name="T8">Разбор: </text:span><text:a xlink:type="simple" xlink:href="https://colab.research.google.com/drive/1HaJxrhmj2qCceL6eCAk-wCp_JhCebOlE?usp=sharing" text:style-name="ListLabel_20_1" text:visited-style-name="ListLabel_20_1"><text:span text:style-name="T9">https://colab.research.google.com/drive/1HaJxrhmj2qCceL6eCAk-wCp_JhCebOlE?usp=sharing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337ab7" fo:font-size="11.5pt" style:font-size-asian="11.5pt" style:font-size-complex="11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1in" fo:margin-left="1in" fo:margin-right="1in" style:writing-mode="lr-tb" style:layout-grid-color="#c0c0c0" style:layout-grid-lines="2566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17" meta:word-count="385" meta:character-count="3337" meta:non-whitespace-character-count="1429"/>
    <meta:generator>LibreOfficeDev/6.0.5.2$Linux_X86_64 LibreOffice_project/</meta:generator>
  </office:meta>
</office:document-meta>
</file>